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1" table:number-rows-repeated="7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42])" office:value-type="float" office:value="142">
            <text:p>142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49]" office:value-type="float" office:value="142">
            <text:p>142</text:p>
          </table:table-cell>
        </table:table-row>
        <table:table-row table:style-name="ro1">
          <table:table-cell table:formula="of:=[Pruebas.A2]" office:value-type="float" office:value="0">
            <text:p>0</text:p>
          </table:table-cell>
          <table:table-cell/>
        </table:table-row>
        <table:table-row table:style-name="ro1">
          <table:table-cell table:formula="of:=[Memoria.A2]"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290">
            <text:p>2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6/03/2012</text:date>, <text:time>01:15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3-06T01:15:05</dc:date>
    <meta:editing-duration>PT00H45M18S</meta:editing-duration>
    <meta:editing-cycles>60</meta:editing-cycles>
    <meta:generator>OpenOffice.org/3.2$Unix OpenOffice.org_project/320m12$Build-9483</meta:generator>
    <dc:creator>david </dc:creator>
    <meta:document-statistic meta:table-count="5" meta:cell-count="170" meta:object-count="0"/>
  </office:meta>
</office:document-meta>
</file>